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39" calcext:value-type="float">
            <text:p>39</text:p>
          </table:table-cell>
          <table:table-cell table:style-name="ce7" table:formula="of:=COUNTIF([.B7:.B135];&quot;X&quot;)" office:value-type="float" office:value="29" calcext:value-type="float">
            <text:p>29</text:p>
          </table:table-cell>
          <table:table-cell table:style-name="ce7" table:formula="of:=COUNTIF([.C7:.C135];&quot;X&quot;)" office:value-type="float" office:value="4" calcext:value-type="float">
            <text:p>4</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7" calcext:value-type="float">
            <text:p>7</text:p>
          </table:table-cell>
          <table:table-cell table:style-name="ce25" table:formula="of:=SUM([.B2:.F2])" office:value-type="float" office:value="44" calcext:value-type="float">
            <text:p>44</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1" table:number-rows-repeated="90">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2" table:number-rows-repeated="1047570">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0">00/00/0000</text:date>, <text:time style:data-style-name="N2" text:time-value="21:41:58.5878519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0T21:44:04.614607469</dc:date>
    <meta:editing-duration>PT5H50M44S</meta:editing-duration>
    <meta:editing-cycles>60</meta:editing-cycles>
    <meta:document-statistic meta:table-count="1" meta:cell-count="220" meta:object-count="0"/>
  </office:meta>
</office:document-meta>
</file>